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master-page-name="Standard">
      <style:paragraph-properties style:page-number="1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4fa9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d6a0f" style:font-weight-asian="bold" style:font-weight-complex="bold"/>
    </style:style>
    <style:style style:name="T3" style:family="text">
      <style:text-properties officeooo:rsid="004d6a0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rcicios. Parte II - Creación de tablas y relaciones entre tablas <text:s/></text:p>
      <text:p text:style-name="P2">Ejecuta el siguiente script mediante el cual podremos volver a crear una BBDD, con los <text:s/>registros para que así partir desde la misma BBDD: <text:s/></text:p>
      <text:p text:style-name="P3">https://gist.github.com/DavidBernalGonzalez/b1406794695341f5201ad7d4ab8278d3 <text:s/></text:p>
      <text:p text:style-name="P3"><text:span text:style-name="T2"/></text:p>
      <text:p text:style-name="P3"><text:span text:style-name="T2">1. </text:span><text:span text:style-name="T1">Selecciona todos los campos de la tabla directores.</text:span></text:p>
      <text:p text:style-name="Standard">SELECT * FROM directores;</text:p>
      <text:p text:style-name="Standard"/>
      <text:p text:style-name="P2"><text:span text:style-name="T3">2. </text:span>Selecciona solamente el campo name de la tabla directores y añade un alias <text:tab/>al campo <text:s/>llamado nombre_del_director.</text:p>
      <text:p text:style-name="Standard">SELECT name AS nombre_del_director</text:p>
      <text:p text:style-name="Standard">FROM directores;</text:p>
      <text:p text:style-name="Standard"/>
      <text:p text:style-name="P2">3. Ordena la tabla directors alfabéticamente de tal forma que aparezcan primeramente <text:s/>los que empiezan por a, luego los de b…</text:p>
      <text:p text:style-name="Standard">SELECT name AS nombre_del_director</text:p>
      <text:p text:style-name="Standard">FROM directores</text:p>
      <text:p text:style-name="Standard">ORDER BY name ASC;</text:p>
      <text:p text:style-name="Standard"/>
      <text:p text:style-name="P2">4. Selecciona todas las películas que contengan dentro del title dos puntos (:):</text:p>
      <text:p text:style-name="Standard">SELECT title</text:p>
      <text:p text:style-name="Standard">FROM movies</text:p>
      <text:p text:style-name="Standard">WHERE title LIKE '%:%';</text:p>
      <text:p text:style-name="Standard"/>
      <text:p text:style-name="P2">5. Selecciona todas las estrellas cuyo nombre empiecen por UNA m: <text:s/></text:p>
      <text:p text:style-name="Standard">SELECT name</text:p>
      <text:p text:style-name="Standard">FROM stars</text:p>
      <text:p text:style-name="Standard">WHERE name LIKE 'M%';</text:p>
      <text:p text:style-name="Standard"><text:s/></text:p>
      <text:p text:style-name="P2">6. Selecciona todas las estrellas de cine cuyo nombre acabe por una e y posteriormente <text:s/>otro carácter (el que sea). Es decir, por ejemplo: en, ez, ei, eo, en….</text:p>
      <text:p text:style-name="Standard">SELECT name</text:p>
      <text:p text:style-name="Standard">FROM stars</text:p>
      <text:p text:style-name="Standard">WHERE name LIKE '%e%';</text:p>
      <text:p text:style-name="Standard"/>
      <text:p text:style-name="P2">7. Selecciona todos los años de los cuales tenemos introducida una película sin que se <text:s/>repitan. <text:s/></text:p>
      <text:p text:style-name="Standard">SELECT DISTINCT year</text:p>
      <text:p text:style-name="Standard">FROM movies;</text:p>
      <text:p text:style-name="Standard"><text:s/></text:p>
      <text:p text:style-name="P2">8. En la query anterior hemos sacado los distintos años, ahora deberemos de contar el <text:s/>total de distintos años (sin que se repitan). Además, el nombre del campo deberá de <text:s/>mostrar TOTAL como alias. <text:s/></text:p>
      <text:p text:style-name="Standard">SELECT COUNT(DISTINCT year) AS TOTAL</text:p>
      <text:p text:style-name="Standard">FROM movies;</text:p>
      <text:p text:style-name="Standard"/>
      <text:p text:style-name="Standard"/>
      <text:p text:style-name="P2"><text:soft-page-break/>9. Muestra la película ‘Pulp Fiction’</text:p>
      <text:p text:style-name="Standard">SELECT * FROM movies WHERE title = 'Pulp Fiction';</text:p>
      <text:p text:style-name="Standard"/>
      <text:p text:style-name="P2">10. Selecciona la película que tenga un id 6 <text:s/></text:p>
      <text:p text:style-name="Standard"><text:s/>SELECT * FROM movies WHERE id = 6;</text:p>
      <text:p text:style-name="Standard"/>
      <text:p text:style-name="P2">11. Selecciona todas las películas que tengan un id superior a 3.</text:p>
      <text:p text:style-name="Standard">SELECT * FROM movies WHERE id &gt; 3;</text:p>
      <text:p text:style-name="Standard"/>
      <text:p text:style-name="P2">12. Selecciona todas películas que tengan un id inferior o igual a 5.</text:p>
      <text:p text:style-name="Standard">SELECT id, title, year, image_url, certificate, runtime, imdb_rating, description, metascore, votes, gross</text:p>
      <text:p text:style-name="Standard">FROM movies</text:p>
      <text:p text:style-name="Standard">WHERE id &lt;= 5;</text:p>
      <text:p text:style-name="Standard"/>
      <text:p text:style-name="P2">13. Selecciona todas las películas que tengan un id entre 3 y 6 (ambos incluidos). <text:s/>a. Realiza la consulta con operadores aritméticos &lt;,&gt;, =.</text:p>
      <text:p text:style-name="Standard">SELECT * FROM movies WHERE id BETWEEN 3 AND 6;</text:p>
      <text:p text:style-name="Standard"/>
      <text:p text:style-name="P2">b. Realiza la consulta con operadores aritméticos BETWEEN.</text:p>
      <text:p text:style-name="Standard">SELECT *</text:p>
      <text:p text:style-name="Standard">FROM movies</text:p>
      <text:p text:style-name="Standard">WHERE id BETWEEN 3 AND 6;</text:p>
      <text:p text:style-name="Standard"/>
      <text:p text:style-name="P2">14. Selecciona todas las películas que no sean de 2013 (hazlo de 2 maneras diferentes) .</text:p>
      <text:p text:style-name="Standard">SELECT *</text:p>
      <text:p text:style-name="Standard">FROM movies</text:p>
      <text:p text:style-name="Standard">WHERE year &lt;&gt; 2013;</text:p>
      <text:p text:style-name="Standard"/>
      <text:p text:style-name="Standard">SELECT *</text:p>
      <text:p text:style-name="Standard">FROM movies</text:p>
      <text:p text:style-name="Standard">WHERE year NOT IN (2013);</text:p>
      <text:p text:style-name="Standard"/>
      <text:p text:style-name="P2">15. Selecciona todas las películas que tengan como año de grabación 1895, 1994, 1997.</text:p>
      <text:p text:style-name="Standard">SELECT *</text:p>
      <text:p text:style-name="Standard">FROM movies</text:p>
      <text:p text:style-name="Standard">WHERE year IN (1895, 1994, 1997);</text:p>
      <text:p text:style-name="Standard"><text:s/></text:p>
      <text:p text:style-name="P2">16. Selecciona todas las películas que no sean de los años 2013, 2014 ni 1994.</text:p>
      <text:p text:style-name="Standard">SELECT *</text:p>
      <text:p text:style-name="Standard">FROM movies</text:p>
      <text:p text:style-name="Standard">WHERE year IN (1895, 1994, 1997);</text:p>
      <text:p text:style-name="Standard"/>
      <text:p text:style-name="Standard"/>
      <text:p text:style-name="Standard"/>
      <text:p text:style-name="P2"><text:soft-page-break/>17. Selecciona todas las películas que hayan sido grabadas en el año 2000 o posteriori y <text:s/>que tengan una valoración (campo imdb_rating) superior o igual a 8,5. <text:s/></text:p>
      <text:p text:style-name="Standard">SELECT *</text:p>
      <text:p text:style-name="Standard">FROM movies</text:p>
      <text:p text:style-name="Standard">WHERE year &gt;= 2000</text:p>
      <text:p text:style-name="Standard">AND imdb_rating &gt;= 8.5;</text:p>
      <text:p text:style-name="Standard"/>
      <text:p text:style-name="P2">18. Selecciona todas las películas cuyo año de grabación sea menor que 2005 o que <text:s/>tengan una valoración (campo imdb_rating) superior a 8.5.</text:p>
      <text:p text:style-name="Standard">SELECT *</text:p>
      <text:p text:style-name="Standard">FROM movies</text:p>
      <text:p text:style-name="Standard">WHERE year &lt; 2005</text:p>
      <text:p text:style-name="Standard">OR imdb_rating &gt;= 8.5;</text:p>
      <text:p text:style-name="Standard"/>
      <text:p text:style-name="P2">19. Ordena las películas por año de tal manera que salgan primero las películas más <text:s/>antiguas. Y, además, aplica otro segundo criterio/condición para el orden en el que el <text:s/>imdb_rating de tal forma si dos películas han sido gravadas el mismo año primero <text:s/>aparezcan las que tengan la mejor valoración.</text:p>
      <text:p text:style-name="Standard">SELECT *</text:p>
      <text:p text:style-name="Standard">FROM movies</text:p>
      <text:p text:style-name="Standard">ORDER BY year ASC, imdb_rating DESC;</text:p>
      <text:p text:style-name="Standard"/>
      <text:p text:style-name="P2">a. Realízalo mediante haciendo referencia a los nombres de las columnas </text:p>
      <text:p text:style-name="Standard">SELECT title, year, imdb_rating</text:p>
      <text:p text:style-name="Standard">FROM movies</text:p>
      <text:p text:style-name="Standard">ORDER BY year ASC, imdb_rating DESC;</text:p>
      <text:p text:style-name="Standard"/>
      <text:p text:style-name="P2"><text:s/>b. Realízalo mediante haciendo referencia al número de las columnas <text:s text:c="2"/></text:p>
      <text:p text:style-name="Standard">SELECT title, year, imdb_rating</text:p>
      <text:p text:style-name="Standard">FROM movies</text:p>
      <text:p text:style-name="Standard">ORDER BY 1 ASC, 3 DESC;</text:p>
      <text:p text:style-name="Standard"/>
      <text:p text:style-name="P2">20. Haz una consulta que muestre solamente 3 estrellas de cine: <text:s/></text:p>
      <text:p text:style-name="Standard">SELECT name</text:p>
      <text:p text:style-name="Standard">FROM stars</text:p>
      <text:p text:style-name="Standard">LIMIT 3;</text:p>
      <text:p text:style-name="Standard"/>
      <text:p text:style-name="P2">21. Haz una consulta que muestre un ranking con solamente el top 5 películas en función <text:s/>de su valoración (las más altas). <text:s/></text:p>
      <text:p text:style-name="Standard">SELECT title, imdb_rating</text:p>
      <text:p text:style-name="Standard">FROM movies</text:p>
      <text:p text:style-name="Standard">ORDER BY imdb_rating DESC</text:p>
      <text:p text:style-name="Standard">LIMIT 5;</text:p>
      <text:p text:style-name="Standard"/>
      <text:p text:style-name="Standard"/>
      <text:p text:style-name="Standard"/>
      <text:p text:style-name="Standard"/>
      <text:p text:style-name="P2"><text:soft-page-break/>22. Saca el valor mínimo y máximo de imdb_rating y modifica el nombre a los campos <text:s/>(alías) respectivamente a MIN_RATING y MAX_RATING. <text:s/></text:p>
      <text:p text:style-name="Standard">SELECT MIN(imdb_rating) AS MIN_RATING, MAX(imdb_rating) AS MAX_RATING</text:p>
      <text:p text:style-name="Standard">FROM movies;</text:p>
      <text:p text:style-name="Standard"/>
      <text:p text:style-name="P2">23. Realiza una consulta que saque la valoración media de las películas. Además, dicho <text:s/>campo deberá de tener como nombre (alías) RATING_AVG. <text:s/></text:p>
      <text:p text:style-name="Standard">SELECT AVG(imdb_rating) AS RATING_AVG</text:p>
      <text:p text:style-name="Standard">FROM movies;</text:p>
      <text:p text:style-name="Standard"/>
      <text:p text:style-name="P2">24. Realiza la misma consulta que hemos realizado anteriormente en el apartado 23 pero <text:s/>de tal forma en que aparezcan solamente 2 decimales. <text:s/></text:p>
      <text:p text:style-name="Standard">SELECT ROUND(AVG(imdb_rating), 2) AS RATING_AVG</text:p>
      <text:p text:style-name="Standard">FROM movies;</text:p>
      <text:p text:style-name="Standard"/>
      <text:p text:style-name="P2">25. ¿Cuántos directores tenemos en la BBDD? Haz una query que muestre el total de <text:s/>directores.</text:p>
      <text:p text:style-name="Standard">SELECT COUNT(*) AS total_directores</text:p>
      <text:p text:style-name="Standard">FROM directors;</text:p>
      <text:p text:style-name="Standard"/>
      <text:p text:style-name="P2">26. Suma todas las valoraciones para saber los puntos totales que tienen todas las <text:s/>películas en total. El valor deberá de estar redondeado a 2 decimales y utilizaremos <text:s/>RATING_POINTS como nombre a mostrar en el campo. <text:s/></text:p>
      <text:p text:style-name="Standard">SELECT ROUND(SUM(imdb_rating), 2) AS RATING_POINTS</text:p>
      <text:p text:style-name="Standard">FROM movies;</text:p>
      <text:p text:style-name="Standard"/>
      <text:p text:style-name="P2">27. Haz una query que saqué todas las películas cuya valoración sea superior a la media de <text:s/>todas las películas.</text:p>
      <text:p text:style-name="Standard">SELECT title, imdb_rating</text:p>
      <text:p text:style-name="Standard">FROM movies</text:p>
      <text:p text:style-name="Standard">WHERE imdb_rating &gt; (SELECT AVG(imdb_rating) FROM movies);</text:p>
      <text:p text:style-name="Standard"/>
      <text:p text:style-name="P2">28. Selecciona todas las películas que no estén entre el id 2 y el 4 si utilizar &lt;, &gt; y =.</text:p>
      <text:p text:style-name="Standard">SELECT *</text:p>
      <text:p text:style-name="Standard">FROM movies</text:p>
      <text:p text:style-name="Standard">WHERE id &lt; 2 OR id &gt; 4;</text:p>
      <text:p text:style-name="Standard"/>
      <text:p text:style-name="P2">29. Muestra el director de todas las películas y ordénalos por el id el director. <text:s/></text:p>
      <text:p text:style-name="Standard">SELECT director</text:p>
      <text:p text:style-name="Standard">FROM movies</text:p>
      <text:p text:style-name="Standard">ORDER BY director_id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30. Muestra todas las estrellas que han formado parte de la película Pulp Fiction. La query <text:s/>no deberá de mostrar todos los campos, solamente deberá de mostrar title y name.</text:p>
      <text:p text:style-name="Standard">SELECT title, name</text:p>
      <text:p text:style-name="Standard">FROM movies</text:p>
      <text:p text:style-name="Standard">INNER JOIN stars</text:p>
      <text:p text:style-name="Standard">ON movies.id = stars.movie_id</text:p>
      <text:p text:style-name="Standard">WHERE title = 'Pulp Fiction';</text:p>
      <text:p text:style-name="Standard"/>
      <text:p text:style-name="P2">31. Muestra de todas las películas los géneros a los que pertenecen <text:s/></text:p>
      <text:p text:style-name="Standard">SELECT title, genre</text:p>
      <text:p text:style-name="Standard">FROM movies</text:p>
      <text:p text:style-name="Standard">GROUP BY genre;</text:p>
      <text:p text:style-name="Standard"/>
      <text:p text:style-name="P2">32. Muestra el título de la película, el director y los géneros a los que pertenecen las <text:s/>películas.</text:p>
      <text:p text:style-name="Standard">SELECT title, director, genre</text:p>
      <text:p text:style-name="Standard">FROM movies</text:p>
      <text:p text:style-name="Standard">GROUP BY title, director, genre;</text:p>
      <text:p text:style-name="Standard"><text:s/></text:p>
      <text:p text:style-name="P2">33. Muestra un listado con todas las películas junto a la suma de los géneros que tiene <text:s/>dicha película. <text:s/></text:p>
      <text:p text:style-name="Standard">SELECT title, COUNT(DISTINCT genre) AS num_genres</text:p>
      <text:p text:style-name="Standard">FROM movies</text:p>
      <text:p text:style-name="Standard">GROUP BY title;</text:p>
      <text:p text:style-name="Standard"/>
      <text:p text:style-name="P2">34. Muestra el nombre del director y la cantidad de películas tiene grabadas cada director.</text:p>
      <text:p text:style-name="Standard">SELECT director, COUNT(*) AS num_movies</text:p>
      <text:p text:style-name="Standard">FROM movies</text:p>
      <text:p text:style-name="Standard">GROUP BY director;</text:p>
      <text:p text:style-name="Standard"/>
      <text:p text:style-name="P2">35. Muestra la película junto a la valoración en nota (menos de 5 insuficiente, de 5 a 6 <text:s/>bien, etc). Además, si la nota no va del 0 <text:s/></text:p>
      <text:p text:style-name="Standard">SELECT title, imdb_rating,</text:p>
      <text:p text:style-name="Standard">CASE</text:p>
      <text:p text:style-name="Standard">WHEN imdb_rating &lt; 5 THEN 'Insuficiente'</text:p>
      <text:p text:style-name="Standard">WHEN imdb_rating &gt;= 5 AND imdb_rating &lt;= 6 THEN 'Bien'</text:p>
      <text:p text:style-name="Standard">WHEN imdb_rating &gt;= 7 AND imdb_rating &lt;= 8 THEN 'Muy bien'</text:p>
      <text:p text:style-name="Standard">WHEN imdb_rating &gt;= 9 AND imdb_rating &lt;= 10 THEN 'Excelente'</text:p>
      <text:p text:style-name="Standard">ELSE 'Sin calificación'</text:p>
      <text:p text:style-name="Standard">END AS rating</text:p>
      <text:p text:style-name="Standard">FROM movies;</text:p>
      <text:p text:style-name="Standard"/>
      <text:p text:style-name="Standard"/>
      <text:p text:style-name="Standard"/>
      <text:p text:style-name="Standard"/>
      <text:p text:style-name="P2"><text:soft-page-break/>36. En nuestras situaciones no tenemos casos de películas que tengan una nota entre 0 y <text:s/>5, una nota de 12 para testear el ELSE, etc. Así que actualiza algún caso y añade algún <text:s/>otro. </text:p>
      <text:p text:style-name="Standard">SELECT title, imdb_rating,</text:p>
      <text:p text:style-name="Standard">CASE</text:p>
      <text:p text:style-name="Standard">WHEN imdb_rating IS NULL THEN 'Sin calificación'</text:p>
      <text:p text:style-name="Standard">WHEN imdb_rating &lt; 0 THEN 'Sin calificación'</text:p>
      <text:p text:style-name="Standard">WHEN imdb_rating &lt; 5 THEN 'Insuficiente'</text:p>
      <text:p text:style-name="Standard">WHEN imdb_rating &gt;= 5 AND imdb_rating &lt;= 6 THEN 'Bien'</text:p>
      <text:p text:style-name="Standard">WHEN imdb_rating &gt;= 7 AND imdb_rating &lt;= 8 THEN 'Muy bien'</text:p>
      <text:p text:style-name="Standard">WHEN imdb_rating &gt;= 9 AND imdb_rating &lt;= 10 THEN 'Excelente'</text:p>
      <text:p text:style-name="Standard">ELSE 'Sin calificación'</text:p>
      <text:p text:style-name="Standard">END AS rating</text:p>
      <text:p text:style-name="Standard">FROM movies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669cm" style:num-format="1" style:print-orientation="portrait" fo:margin-top="2.475cm" fo:margin-bottom="3.154cm" fo:margin-left="3cm" fo:margin-right="2.154cm" style:writing-mode="lr-tb" style:layout-grid-color="#c0c0c0" style:layout-grid-lines="240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dc:date>2023-07-24T10:55:41.185000000</dc:date>
    <meta:editing-duration>PT37M30S</meta:editing-duration>
    <meta:editing-cycles>67</meta:editing-cycles>
    <meta:document-statistic meta:table-count="0" meta:image-count="0" meta:object-count="0" meta:page-count="6" meta:paragraph-count="167" meta:word-count="1256" meta:character-count="7479" meta:non-whitespace-character-count="6311"/>
  </office:meta>
</office:document-meta>
</file>